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6b04e"/>
    </style:style>
    <style:style style:name="P2" style:family="paragraph" style:parent-style-name="Text_20_body">
      <style:text-properties officeooo:rsid="0018b44a" officeooo:paragraph-rsid="0018b44a"/>
    </style:style>
    <style:style style:name="P3" style:family="paragraph" style:parent-style-name="Text_20_body">
      <style:text-properties officeooo:paragraph-rsid="0018b44a"/>
    </style:style>
    <style:style style:name="P4" style:family="paragraph" style:parent-style-name="Text_20_body">
      <style:text-properties officeooo:rsid="001c8f58" officeooo:paragraph-rsid="001c8f58"/>
    </style:style>
    <style:style style:name="P5" style:family="paragraph" style:parent-style-name="Text_20_body">
      <style:text-properties officeooo:rsid="0018b44a" officeooo:paragraph-rsid="0018b44a"/>
    </style:style>
    <style:style style:name="T1" style:family="text">
      <style:text-properties fo:font-style="italic" style:font-style-asian="italic" style:font-style-complex="italic"/>
    </style:style>
    <style:style style:name="T2" style:family="text">
      <style:text-properties fo:font-style="italic" officeooo:rsid="001bb833" style:font-style-asian="italic" style:font-style-complex="italic"/>
    </style:style>
    <style:style style:name="T3" style:family="text">
      <style:text-properties fo:font-style="italic" officeooo:rsid="001c463c" style:font-style-asian="italic" style:font-style-complex="italic"/>
    </style:style>
    <style:style style:name="T4" style:family="text">
      <style:text-properties officeooo:rsid="001bb833"/>
    </style:style>
    <style:style style:name="T5" style:family="text">
      <style:text-properties officeooo:rsid="001c463c"/>
    </style:style>
    <style:style style:name="T6" style:family="text">
      <style:text-properties officeooo:rsid="001e200b"/>
    </style:style>
    <style:style style:name="T7" style:family="text">
      <style:text-properties officeooo:rsid="001f12dd"/>
    </style:style>
    <style:style style:name="T8" style:family="text">
      <style:text-properties officeooo:rsid="001f2fb5"/>
    </style:style>
    <style:style style:name="T9" style:family="text">
      <style:text-properties officeooo:rsid="0020a4eb"/>
    </style:style>
    <style:style style:name="T10" style:family="text">
      <style:text-properties officeooo:rsid="00222ba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itle: Relating Justification Logic Modality and Type Theory in Curry <text:span text:style-name="T6">– </text:span>Howard fashion</text:p>
      <text:p text:style-name="P1">Abstract </text:p>
      <text:p text:style-name="P2">This thesis is a work in the intersection of <text:span text:style-name="T1">Justification Logic</text:span> and the <text:span text:style-name="T1">Curry-Howard Isomorphism</text:span>. Justification logic is an umbrella of modal logics of knowledge with explicit evidence. Justification logics have been used to tackle traditional problems in proof theory (in relation to Godel's provability), philosophy (Gettier examples, Russel's barn paradox). The Curry--Howard Isomorphism <text:span text:style-name="T10">or, </text:span><text:span text:style-name="T1">proofs</text:span><text:span text:style-name="T2">– </text:span><text:span text:style-name="T1">as </text:span><text:span text:style-name="T2">– </text:span><text:span text:style-name="T1">programs, </text:span>is an understanding of logic that places logical studies in conjunction to type theory and <text:span text:style-name="T4">– </text:span><text:s/>in current developments <text:span text:style-name="T4">– </text:span><text:s/>category theory. </text:p>
      <text:p text:style-name="P2">This work is structured in three parts: The first part <text:s/>is a revision of my second examination paper and constitutes a bird's eye view into my research topics: <text:s/>Logic, Constructive Modality and Type Theory. <text:s/><text:span text:style-name="T8">The second part <text:s/>constitutes my main contributions: the development of </text:span>a modal type system that extends simple type theory with elements of justification logic <text:span text:style-name="T10">as well as <text:s/>showcasing its applications </text:span>. <text:span text:style-name="T10">We</text:span> show <text:s/><text:span text:style-name="T5">t</text:span>hat the obtained calculus characterizes <text:s/>certain computational phenomena <text:span text:style-name="T5">of functorial nature</text:span> that abound in modern programming language semantics. I will present full metatheoretic results obtained for this logic/ calculus using and extending techniques from the first part and will provide proofs in the Appendix. <text:s/><text:span text:style-name="T5">T</text:span>he <text:s/>third part exercises an implementation of the calculus as a programming language <text:span text:style-name="T5">t</text:span>o showcase the concept of proofs <text:span text:style-name="T6">– </text:span>as <text:span text:style-name="T6">– </text:span>programs in practice <text:span text:style-name="T9">using</text:span> <text:span text:style-name="T9">a modern </text:span>metaprogramming framework<text:span text:style-name="T3">.</text:span></text:p>
      <text:p text:style-name="P3"/>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676a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1T18:15:23.372142266</meta:creation-date>
    <dc:date>2017-11-03T15:56:47.522795412</dc:date>
    <meta:editing-duration>PT32M50S</meta:editing-duration>
    <meta:editing-cycles>13</meta:editing-cycles>
    <meta:generator>LibreOffice/5.3.1.2$Linux_X86_64 LibreOffice_project/30m0$Build-2</meta:generator>
    <meta:document-statistic meta:table-count="0" meta:image-count="0" meta:object-count="0" meta:page-count="1" meta:paragraph-count="4" meta:word-count="231" meta:character-count="1578" meta:non-whitespace-character-count="1333"/>
  </office:meta>
</office:document-meta>
</file>